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2" calcext:value-type="float">
            <text:p>2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200" calcext:value-type="float">
            <text:p>200</text:p>
          </table:table-cell>
          <table:table-cell table:style-name="ce42" office:value-type="float" office:value="200" calcext:value-type="float">
            <text:p>20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50" calcext:value-type="float">
            <text:p>150</text:p>
          </table:table-cell>
          <table:table-cell table:style-name="ce41" office:value-type="float" office:value="150" calcext:value-type="float">
            <text:p>15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8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hollow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Arrancar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2:37:26.3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4T14:08:44.802000000</dc:date>
    <meta:editing-duration>P2DT6H2M55S</meta:editing-duration>
    <meta:editing-cycles>322</meta:editing-cycles>
    <meta:document-statistic meta:table-count="4" meta:cell-count="1135" meta:object-count="0"/>
  </office:meta>
</office:document-meta>
</file>